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F0000024B00E71F6A.png" manifest:media-type=""/>
  <manifest:file-entry manifest:full-path="Pictures/100000000000029D0000018424DF222E.png" manifest:media-type=""/>
  <manifest:file-entry manifest:full-path="Pictures/10000000000003E9000002C90105EB7B.png" manifest:media-type=""/>
  <manifest:file-entry manifest:full-path="Pictures/10000000000002E40000018E3FA4C3CD.png" manifest:media-type=""/>
  <manifest:file-entry manifest:full-path="Pictures/100000000000029D00000184D78B1433.png" manifest:media-type=""/>
  <manifest:file-entry manifest:full-path="Pictures/10000000000003DF0000024B66DF9A29.png" manifest:media-type=""/>
  <manifest:file-entry manifest:full-path="Pictures/10000000000002080000015A441C3B57.png" manifest:media-type=""/>
  <manifest:file-entry manifest:full-path="Pictures/1000000000000479000002E3589392FE.png" manifest:media-type=""/>
  <manifest:file-entry manifest:full-path="Pictures/1000000000000218000001E9F5A073B4.png" manifest:media-type=""/>
  <manifest:file-entry manifest:full-path="Pictures/10000000000003DF0000024B22E636D4.png" manifest:media-type=""/>
  <manifest:file-entry manifest:full-path="Pictures/10000000000003BB000002941A02BD80.png" manifest:media-type=""/>
  <manifest:file-entry manifest:full-path="Pictures/100000000000029D00000184D7BC3219.png" manifest:media-type=""/>
  <manifest:file-entry manifest:full-path="Pictures/100000000000029D000001846A7BD2C0.png" manifest:media-type=""/>
  <manifest:file-entry manifest:full-path="Pictures/10000000000002CF00000198F5550FFD.png" manifest:media-type=""/>
  <manifest:file-entry manifest:full-path="Pictures/10000000000003E9000002C97A065F3D.png" manifest:media-type=""/>
  <manifest:file-entry manifest:full-path="Pictures/10000000000003DF0000024A7B5914A8.png" manifest:media-type=""/>
  <manifest:file-entry manifest:full-path="Pictures/10000000000003DF0000024B1BAC3480.png" manifest:media-type=""/>
  <manifest:file-entry manifest:full-path="Pictures/100000000000029D000001842C288E3B.png" manifest:media-type=""/>
  <manifest:file-entry manifest:full-path="Pictures/10000000000001810000023951E2897C.png" manifest:media-type=""/>
  <manifest:file-entry manifest:full-path="Pictures/1000000000000479000002E31632A6F9.png" manifest:media-type=""/>
  <manifest:file-entry manifest:full-path="Pictures/10000000000003DF0000024A100CF1CA.png" manifest:media-type=""/>
  <manifest:file-entry manifest:full-path="Pictures/1000000000000218000001E9E706BCE7.png" manifest:media-type=""/>
  <manifest:file-entry manifest:full-path="Pictures/100000000000027E000002167008D047.png" manifest:media-type=""/>
  <manifest:file-entry manifest:full-path="Pictures/1000000000000213000001C24C41CF0C.png" manifest:media-type=""/>
  <manifest:file-entry manifest:full-path="Pictures/100000000000029D000001842B220E8A.png" manifest:media-type=""/>
  <manifest:file-entry manifest:full-path="Pictures/100000000000036300000265BB3C818D.png" manifest:media-type=""/>
  <manifest:file-entry manifest:full-path="Pictures/10000000000003E00000024B71B03C97.png" manifest:media-type=""/>
  <manifest:file-entry manifest:full-path="Pictures/10000000000003DF0000024A319E4236.png" manifest:media-type=""/>
  <manifest:file-entry manifest:full-path="Pictures/1000000000000479000002E31B6CC46A.png" manifest:media-type=""/>
  <manifest:file-entry manifest:full-path="Pictures/100000000000029D00000184B87C3873.png" manifest:media-type=""/>
  <manifest:file-entry manifest:full-path="Pictures/10000000000003DF0000024A50455AF6.png" manifest:media-type=""/>
  <manifest:file-entry manifest:full-path="Pictures/10000000000002F80000017BBE4AC372.png" manifest:media-type=""/>
  <manifest:file-entry manifest:full-path="Pictures/1000000000000146000000C826798F4F.png" manifest:media-type=""/>
  <manifest:file-entry manifest:full-path="Pictures/100000000000029D00000184FF6A7654.png" manifest:media-type=""/>
  <manifest:file-entry manifest:full-path="Pictures/10000000000003DF0000024BC2792BC4.png" manifest:media-type=""/>
  <manifest:file-entry manifest:full-path="Pictures/10000000000003DF0000024A762C1B52.png" manifest:media-type=""/>
  <manifest:file-entry manifest:full-path="Pictures/10000000000003E9000002C9DA795941.png" manifest:media-type=""/>
  <manifest:file-entry manifest:full-path="Pictures/1000000000000244000002124C168FA7.png" manifest:media-type=""/>
  <manifest:file-entry manifest:full-path="Pictures/100000000000029D0000018433898AF2.png" manifest:media-type=""/>
  <manifest:file-entry manifest:full-path="Pictures/100000000000029D00000184BCB6E0A5.png" manifest:media-type=""/>
  <manifest:file-entry manifest:full-path="Pictures/1000000000000297000001EB40A38369.png" manifest:media-type=""/>
  <manifest:file-entry manifest:full-path="Pictures/10000000000003DF0000024B49FE8E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a67e7"/>
    </style:style>
    <style:style style:name="P2" style:family="paragraph" style:parent-style-name="Standard">
      <style:text-properties officeooo:paragraph-rsid="000d6d41"/>
    </style:style>
    <style:style style:name="P3" style:family="paragraph" style:parent-style-name="Standard">
      <style:text-properties officeooo:paragraph-rsid="0011f76c"/>
    </style:style>
    <style:style style:name="P4" style:family="paragraph" style:parent-style-name="Standard">
      <style:text-properties officeooo:paragraph-rsid="001754c4"/>
    </style:style>
    <style:style style:name="P5" style:family="paragraph" style:parent-style-name="Standard">
      <style:text-properties officeooo:paragraph-rsid="0019771d"/>
    </style:style>
    <style:style style:name="P6" style:family="paragraph" style:parent-style-name="Text">
      <style:text-properties officeooo:paragraph-rsid="002ce84e"/>
    </style:style>
    <style:style style:name="P7" style:family="paragraph" style:parent-style-name="Standard">
      <style:text-properties officeooo:rsid="000a67e7" officeooo:paragraph-rsid="000a67e7"/>
    </style:style>
    <style:style style:name="P8" style:family="paragraph" style:parent-style-name="Standard">
      <style:text-properties officeooo:rsid="000d6d41" officeooo:paragraph-rsid="000d6d41"/>
    </style:style>
    <style:style style:name="P9" style:family="paragraph" style:parent-style-name="Standard">
      <style:text-properties officeooo:rsid="000eb049" officeooo:paragraph-rsid="000eb049"/>
    </style:style>
    <style:style style:name="P10" style:family="paragraph" style:parent-style-name="Standard">
      <style:text-properties officeooo:rsid="00131391" officeooo:paragraph-rsid="0011f76c"/>
    </style:style>
    <style:style style:name="P11" style:family="paragraph" style:parent-style-name="Standard">
      <style:text-properties officeooo:rsid="00153213" officeooo:paragraph-rsid="00153213"/>
    </style:style>
    <style:style style:name="P12" style:family="paragraph" style:parent-style-name="Standard">
      <style:text-properties officeooo:rsid="0015bfe9" officeooo:paragraph-rsid="0015bfe9"/>
    </style:style>
    <style:style style:name="P13" style:family="paragraph" style:parent-style-name="Standard">
      <style:text-properties officeooo:rsid="001754c4" officeooo:paragraph-rsid="001754c4"/>
    </style:style>
    <style:style style:name="P14" style:family="paragraph" style:parent-style-name="Standard">
      <style:text-properties officeooo:rsid="00191c9d" officeooo:paragraph-rsid="00191c9d"/>
    </style:style>
    <style:style style:name="P15" style:family="paragraph" style:parent-style-name="Standard">
      <style:text-properties officeooo:rsid="0019771d" officeooo:paragraph-rsid="0019771d"/>
    </style:style>
    <style:style style:name="P16" style:family="paragraph" style:parent-style-name="Standard">
      <style:text-properties officeooo:rsid="001a05f3" officeooo:paragraph-rsid="001a05f3"/>
    </style:style>
    <style:style style:name="P17" style:family="paragraph" style:parent-style-name="Standard">
      <style:text-properties officeooo:rsid="001dc039" officeooo:paragraph-rsid="001dc039"/>
    </style:style>
    <style:style style:name="P18" style:family="paragraph" style:parent-style-name="Text">
      <style:text-properties officeooo:rsid="003a05d4" officeooo:paragraph-rsid="003a05d4"/>
    </style:style>
    <style:style style:name="P19" style:family="paragraph" style:parent-style-name="Text">
      <style:text-properties officeooo:rsid="000a67e7" officeooo:paragraph-rsid="0022a014"/>
    </style:style>
    <style:style style:name="P20" style:family="paragraph" style:parent-style-name="Text">
      <style:text-properties officeooo:rsid="0022fd60" officeooo:paragraph-rsid="0022fd60"/>
    </style:style>
    <style:style style:name="P21" style:family="paragraph" style:parent-style-name="Text">
      <style:text-properties officeooo:rsid="00230e63" officeooo:paragraph-rsid="00230e63"/>
    </style:style>
    <style:style style:name="P22" style:family="paragraph" style:parent-style-name="Text">
      <style:text-properties officeooo:rsid="00249e0e" officeooo:paragraph-rsid="00249e0e"/>
    </style:style>
    <style:style style:name="P23" style:family="paragraph" style:parent-style-name="Text">
      <style:text-properties officeooo:rsid="0024b009" officeooo:paragraph-rsid="0024b009"/>
    </style:style>
    <style:style style:name="P24" style:family="paragraph" style:parent-style-name="Text">
      <style:text-properties officeooo:rsid="00269f32" officeooo:paragraph-rsid="00269f32"/>
    </style:style>
    <style:style style:name="P25" style:family="paragraph" style:parent-style-name="Text">
      <style:text-properties officeooo:rsid="00271910" officeooo:paragraph-rsid="00271910"/>
    </style:style>
    <style:style style:name="P26" style:family="paragraph" style:parent-style-name="Text">
      <style:text-properties officeooo:rsid="0028414e" officeooo:paragraph-rsid="0028414e"/>
    </style:style>
    <style:style style:name="P27" style:family="paragraph" style:parent-style-name="Text">
      <style:text-properties officeooo:rsid="002a1a36" officeooo:paragraph-rsid="002a1a36"/>
    </style:style>
    <style:style style:name="P28" style:family="paragraph" style:parent-style-name="Text">
      <style:text-properties officeooo:rsid="002a1a36" officeooo:paragraph-rsid="002ce84e"/>
    </style:style>
    <style:style style:name="P29" style:family="paragraph" style:parent-style-name="Text">
      <style:text-properties officeooo:rsid="002ce84e" officeooo:paragraph-rsid="002ce84e"/>
    </style:style>
    <style:style style:name="P30" style:family="paragraph" style:parent-style-name="Text">
      <style:text-properties officeooo:rsid="002e1307" officeooo:paragraph-rsid="002e1307"/>
    </style:style>
    <style:style style:name="P31" style:family="paragraph" style:parent-style-name="Text">
      <style:text-properties officeooo:rsid="002b402d" officeooo:paragraph-rsid="002a1a36"/>
    </style:style>
    <style:style style:name="P32" style:family="paragraph" style:parent-style-name="Text">
      <style:text-properties officeooo:rsid="002fbaee" officeooo:paragraph-rsid="002fbaee"/>
    </style:style>
    <style:style style:name="P33" style:family="paragraph" style:parent-style-name="Text">
      <style:text-properties officeooo:rsid="00309aeb" officeooo:paragraph-rsid="00309aeb"/>
    </style:style>
    <style:style style:name="P34" style:family="paragraph" style:parent-style-name="Text">
      <style:text-properties officeooo:rsid="00325ede" officeooo:paragraph-rsid="00325ede"/>
    </style:style>
    <style:style style:name="P35" style:family="paragraph" style:parent-style-name="Text">
      <style:text-properties officeooo:rsid="0032e14f" officeooo:paragraph-rsid="0032e14f"/>
    </style:style>
    <style:style style:name="P36" style:family="paragraph" style:parent-style-name="Text">
      <style:text-properties officeooo:rsid="0034a28c" officeooo:paragraph-rsid="0034a28c"/>
    </style:style>
    <style:style style:name="P37" style:family="paragraph" style:parent-style-name="Text">
      <style:text-properties officeooo:rsid="0035ec1a" officeooo:paragraph-rsid="0035ec1a"/>
    </style:style>
    <style:style style:name="P38" style:family="paragraph" style:parent-style-name="Text">
      <style:text-properties officeooo:rsid="0036dbf3" officeooo:paragraph-rsid="0036dbf3"/>
    </style:style>
    <style:style style:name="P39" style:family="paragraph" style:parent-style-name="Text">
      <style:text-properties officeooo:rsid="0038d195" officeooo:paragraph-rsid="0038d195"/>
    </style:style>
    <style:style style:name="P40" style:family="paragraph" style:parent-style-name="Heading_20_1">
      <style:text-properties officeooo:paragraph-rsid="0022a014"/>
    </style:style>
    <style:style style:name="P41" style:family="paragraph" style:parent-style-name="Heading_20_1">
      <style:text-properties officeooo:rsid="000a67e7" officeooo:paragraph-rsid="0022a014"/>
    </style:style>
    <style:style style:name="P42" style:family="paragraph" style:parent-style-name="Heading_20_1">
      <style:text-properties officeooo:rsid="0038d195" officeooo:paragraph-rsid="003ae2d1"/>
    </style:style>
    <style:style style:name="P43" style:family="paragraph" style:parent-style-name="Heading_20_2">
      <style:text-properties officeooo:rsid="0008f2b5"/>
    </style:style>
    <style:style style:name="P44" style:family="paragraph" style:parent-style-name="Heading_20_2">
      <style:text-properties officeooo:rsid="0020e550"/>
    </style:style>
    <style:style style:name="T1" style:family="text">
      <style:text-properties officeooo:rsid="000a67e7"/>
    </style:style>
    <style:style style:name="T2" style:family="text">
      <style:text-properties officeooo:rsid="000d6d41"/>
    </style:style>
    <style:style style:name="T3" style:family="text">
      <style:text-properties officeooo:rsid="0011f76c"/>
    </style:style>
    <style:style style:name="T4" style:family="text">
      <style:text-properties officeooo:rsid="00131391"/>
    </style:style>
    <style:style style:name="T5" style:family="text">
      <style:text-properties officeooo:rsid="001754c4"/>
    </style:style>
    <style:style style:name="T6" style:family="text">
      <style:text-properties officeooo:rsid="0019771d"/>
    </style:style>
    <style:style style:name="T7" style:family="text">
      <style:text-properties officeooo:rsid="001a05f3"/>
    </style:style>
    <style:style style:name="T8" style:family="text">
      <style:text-properties officeooo:rsid="001ee6f1"/>
    </style:style>
    <style:style style:name="T9" style:family="text">
      <style:text-properties officeooo:rsid="0020e557"/>
    </style:style>
    <style:style style:name="T10" style:family="text">
      <style:text-properties officeooo:rsid="0022a014"/>
    </style:style>
    <style:style style:name="T11" style:family="text">
      <style:text-properties officeooo:rsid="002a1a36"/>
    </style:style>
    <style:style style:name="T12" style:family="text">
      <style:text-properties officeooo:rsid="002ce84e"/>
    </style:style>
    <style:style style:name="T13" style:family="text">
      <style:text-properties officeooo:rsid="003ae2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2">Tytuł: Jak opublikować projekt ASP.NET MVC 3 <text:s/>w appharbor.com</text:h>
      <text:h text:style-name="P44" text:outline-level="2">Autor: Włodek Myszke</text:h>
      <text:p text:style-name="P18">Nazwa pliku: README.odt</text:p>
      <text:h text:style-name="Heading_20_1" text:outline-level="1"><text:span text:style-name="T1">commit: „</text:span><text:span text:style-name="T8">szablon_Visual_Studio</text:span><text:span text:style-name="T1">”</text:span></text:h>
      <text:p text:style-name="P7"/>
      <text:p text:style-name="P7">Nazwa applikacji=spd</text:p>
      <text:p text:style-name="P7">Region=Europe</text:p>
      <text:p text:style-name="P7">CREATE NEW</text:p>
      <text:p text:style-name="P7"/>
      <text:p text:style-name="P1"><draw:frame draw:style-name="fr1" draw:name="grafika1" text:anchor-type="paragraph" svg:width="17cm" svg:height="10.059cm" draw:z-index="0"><draw:image xlink:href="Pictures/10000000000003E00000024B71B03C97.png" xlink:type="simple" xlink:show="embed" xlink:actuate="onLoad"/></draw:frame></text:p>
      <text:p text:style-name="P1"><text:span text:style-name="T1">Aplikacja została utworzona, lecz brakuje jej bazy danych. </text:span><text:span text:style-name="T9">Bazę danych utworzy się w następnych commitach.</text:span></text:p>
      <text:p text:style-name="P1"><draw:frame draw:style-name="fr2" draw:name="grafika2" text:anchor-type="paragraph" svg:width="17cm" svg:height="10.068cm" draw:z-index="1"><draw:image xlink:href="Pictures/10000000000003DF0000024B1BAC3480.png" xlink:type="simple" xlink:show="embed" xlink:actuate="onLoad"/></draw:frame><text:soft-page-break/></text:p>
      <text:p text:style-name="P1"/>
      <text:p text:style-name="P2"><text:span text:style-name="T2">Teraz trzeba skonfigurować aplikację do wyświetlania solucji (ang. solution) z Visual Studio. Kod źródłowy będzie umieszczony na github'ie. Konfigurację z github'em wykona się po utworzeniu repozytorium w github</text:span><text:span text:style-name="T9">'ie</text:span><text:span text:style-name="T2">.</text:span></text:p>
      <text:p text:style-name="P8"/>
      <text:p text:style-name="P8"><draw:frame draw:style-name="fr1" draw:name="grafika3" text:anchor-type="paragraph" svg:width="17cm" svg:height="10.971cm" draw:z-index="2"><draw:image xlink:href="Pictures/1000000000000479000002E31B6CC46A.png" xlink:type="simple" xlink:show="embed" xlink:actuate="onLoad"/></draw:frame></text:p>
      <text:p text:style-name="P9">Teraz trzeba stworzyć kod.</text:p>
      <text:p text:style-name="P9"><draw:frame draw:style-name="fr1" draw:name="grafika4" text:anchor-type="paragraph" svg:width="17cm" svg:height="11.748cm" draw:z-index="3"><draw:image xlink:href="Pictures/10000000000003BB000002941A02BD80.png" xlink:type="simple" xlink:show="embed" xlink:actuate="onLoad"/></draw:frame><text:soft-page-break/></text:p>
      <text:p text:style-name="P9"><draw:frame draw:style-name="fr3" draw:name="grafika5" text:anchor-type="paragraph" svg:width="15.346cm" svg:height="14.023cm" draw:z-index="4"><draw:image xlink:href="Pictures/1000000000000244000002124C168FA7.png" xlink:type="simple" xlink:show="embed" xlink:actuate="onLoad"/></draw:frame><text:soft-page-break/></text:p>
      <text:p text:style-name="P9"/>
      <text:p text:style-name="P9"><draw:frame draw:style-name="fr1" draw:name="grafika6" text:anchor-type="paragraph" svg:width="17cm" svg:height="12.109cm" draw:z-index="5"><draw:image xlink:href="Pictures/10000000000003E9000002C90105EB7B.png" xlink:type="simple" xlink:show="embed" xlink:actuate="onLoad"/></draw:frame><text:soft-page-break/></text:p>
      <text:p text:style-name="P9"/>
      <text:p text:style-name="P3"><text:span text:style-name="T3">Generator Visual Studio utworzył szablon aplikacji MVC. </text:span><text:span text:style-name="T4">Utworzył m.in. trzy foldery: Controllers, Models oraz Views.</text:span></text:p>
      <text:p text:style-name="P10"/>
      <text:p text:style-name="P11">Po uruchomieniu wyświetli się strona.</text:p>
      <text:p text:style-name="P11"><draw:frame draw:style-name="fr1" draw:name="grafika7" text:anchor-type="paragraph" svg:width="17cm" svg:height="12.589cm" draw:z-index="6"><draw:image xlink:href="Pictures/1000000000000297000001EB40A38369.png" xlink:type="simple" xlink:show="embed" xlink:actuate="onLoad"/></draw:frame><text:soft-page-break/></text:p>
      <text:p text:style-name="P12">Teraz czas na pierwszy commit.</text:p>
      <text:p text:style-name="P12"><draw:frame draw:style-name="fr1" draw:name="grafika8" text:anchor-type="paragraph" svg:width="17cm" svg:height="9.858cm" draw:z-index="7"><draw:image xlink:href="Pictures/100000000000029D000001846A7BD2C0.png" xlink:type="simple" xlink:show="embed" xlink:actuate="onLoad"/></draw:frame></text:p>
      <text:p text:style-name="P13"/>
      <text:p text:style-name="P13"/>
      <text:p text:style-name="P13"/>
      <text:p text:style-name="P13"><text:soft-page-break/>Kopiuj</text:p>
      <text:p text:style-name="P13"><draw:frame draw:style-name="fr1" draw:name="grafika9" text:anchor-type="paragraph" svg:width="17cm" svg:height="8.477cm" draw:z-index="8"><draw:image xlink:href="Pictures/10000000000002F80000017BBE4AC372.png" xlink:type="simple" xlink:show="embed" xlink:actuate="onLoad"/></draw:frame></text:p>
      <text:p text:style-name="P13">Wklei</text:p>
      <text:p text:style-name="P13"><draw:frame draw:style-name="fr1" draw:name="grafika10" text:anchor-type="paragraph" svg:width="17cm" svg:height="9.142cm" draw:z-index="9"><draw:image xlink:href="Pictures/10000000000002E40000018E3FA4C3CD.png" xlink:type="simple" xlink:show="embed" xlink:actuate="onLoad"/></draw:frame></text:p>
      <text:p text:style-name="P13">Na stronie pomocy technicznej appharbor widnieje instrukcja w jaki sposób użyć github'a by współpracował z aplikacją appharbor.</text:p>
      <text:p text:style-name="P4"><text:a xlink:type="simple" xlink:href="http://support.appharbor.com/kb/getting-started/deploying-your-first-application-using-git"><text:span text:style-name="T5">http://support.appharbor.com/kb/getting-started/deploying-your-first-application-using-git</text:span></text:a><text:span text:style-name="T5"> </text:span></text:p>
      <text:p text:style-name="P13"><draw:frame draw:style-name="fr4" draw:name="grafika11" text:anchor-type="paragraph" svg:width="14.049cm" svg:height="11.906cm" draw:z-index="10"><draw:image xlink:href="Pictures/1000000000000213000001C24C41CF0C.png" xlink:type="simple" xlink:show="embed" xlink:actuate="onLoad"/></draw:frame><text:soft-page-break/></text:p>
      <text:p text:style-name="P13"><draw:frame draw:style-name="fr1" draw:name="grafika12" text:anchor-type="paragraph" svg:width="17cm" svg:height="9.858cm" draw:z-index="11"><draw:image xlink:href="Pictures/100000000000029D00000184B87C3873.png" xlink:type="simple" xlink:show="embed" xlink:actuate="onLoad"/></draw:frame></text:p>
      <text:p text:style-name="P13"/>
      <text:p text:style-name="P13"/>
      <text:p text:style-name="P13"><draw:frame draw:style-name="fr5" draw:name="grafika13" text:anchor-type="paragraph" svg:x="0.312cm" svg:y="0.24cm" svg:width="17cm" svg:height="9.858cm" draw:z-index="12"><draw:image xlink:href="Pictures/100000000000029D00000184FF6A7654.png" xlink:type="simple" xlink:show="embed" xlink:actuate="onLoad"/></draw:frame><text:soft-page-break/></text:p>
      <text:p text:style-name="P13">git commit -m „szablon_Visual_Studio”</text:p>
      <text:p text:style-name="P13"><draw:frame draw:style-name="fr1" draw:name="grafika14" text:anchor-type="paragraph" svg:width="17cm" svg:height="9.858cm" draw:z-index="13"><draw:image xlink:href="Pictures/100000000000029D000001842B220E8A.png" xlink:type="simple" xlink:show="embed" xlink:actuate="onLoad"/></draw:frame></text:p>
      <text:p text:style-name="P14">Hasło z appharbor (nie z github'a)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oft-page-break/><text:span text:style-name="T7">G</text:span><text:span text:style-name="T6">otowe</text:span></text:p>
      <text:p text:style-name="P15"><draw:frame draw:style-name="fr1" draw:name="grafika15" text:anchor-type="paragraph" svg:width="17cm" svg:height="9.858cm" draw:z-index="14"><draw:image xlink:href="Pictures/100000000000029D0000018424DF222E.png" xlink:type="simple" xlink:show="embed" xlink:actuate="onLoad"/></draw:frame></text:p>
      <text:p text:style-name="P16">Appharbor już się zaktualizował</text:p>
      <text:p text:style-name="P16"><draw:frame draw:style-name="fr1" draw:name="grafika16" text:anchor-type="paragraph" svg:width="17cm" svg:height="10.068cm" draw:z-index="15"><draw:image xlink:href="Pictures/10000000000003DF0000024B00E71F6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Kliknięcie na „Go to your application” przenosi do właśnie wyhostowanej strony.</text:p>
      <text:p text:style-name="P16"/>
      <text:p text:style-name="P16"><draw:frame draw:style-name="fr1" draw:name="grafika17" text:anchor-type="paragraph" svg:width="17cm" svg:height="10.068cm" draw:z-index="16"><draw:image xlink:href="Pictures/10000000000003DF0000024B22E636D4.png" xlink:type="simple" xlink:show="embed" xlink:actuate="onLoad"/></draw:frame></text:p>
      <text:p text:style-name="P17">Teraz jeszcze trzeba kod wrzucić na własne konto na githubie zgodnie z zaleceniami githuba.</text:p>
      <text:p text:style-name="P17"><draw:frame draw:style-name="fr1" draw:name="grafika18" text:anchor-type="paragraph" svg:width="17cm" svg:height="10.971cm" draw:z-index="17"><draw:image xlink:href="Pictures/1000000000000479000002E3589392FE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<draw:frame draw:style-name="fr1" draw:name="grafika19" text:anchor-type="paragraph" svg:width="17cm" svg:height="9.858cm" draw:z-index="18"><draw:image xlink:href="Pictures/100000000000029D00000184BCB6E0A5.png" xlink:type="simple" xlink:show="embed" xlink:actuate="onLoad"/></draw:frame><text:soft-page-break/></text:p>
      <text:p text:style-name="P17">Tym razem hasło z github'a.</text:p>
      <text:p text:style-name="P17"><draw:frame draw:style-name="fr1" draw:name="grafika20" text:anchor-type="paragraph" svg:width="17cm" svg:height="9.858cm" draw:z-index="19"><draw:image xlink:href="Pictures/100000000000029D00000184D78B1433.png" xlink:type="simple" xlink:show="embed" xlink:actuate="onLoad"/></draw:frame></text:p>
      <text:p text:style-name="P17">Odświeżam stronę repozytorium.</text:p>
      <text:p text:style-name="P17"><draw:frame draw:style-name="fr2" draw:name="grafika21" text:anchor-type="paragraph" svg:width="17cm" svg:height="10.971cm" draw:z-index="20"><draw:image xlink:href="Pictures/1000000000000479000002E31632A6F9.png" xlink:type="simple" xlink:show="embed" xlink:actuate="onLoad"/></draw:frame><text:soft-page-break/></text:p>
      <text:p text:style-name="P17"/>
      <text:h text:style-name="P41" text:outline-level="1"/>
      <text:h text:style-name="P41" text:outline-level="1"/>
      <text:h text:style-name="P41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40" text:outline-level="1"><text:soft-page-break/><text:span text:style-name="T1">commit: „</text:span><text:span text:style-name="T10">dodanie_bazy_danych</text:span><text:span text:style-name="T1">”</text:span></text:h>
      <text:p text:style-name="P20">Przechodzę do linku „Add-ons”</text:p>
      <text:p text:style-name="P20"><draw:frame draw:style-name="fr1" draw:name="grafika22" text:anchor-type="paragraph" svg:width="17cm" svg:height="10.068cm" draw:z-index="21"><draw:image xlink:href="Pictures/10000000000003DF0000024B66DF9A29.png" xlink:type="simple" xlink:show="embed" xlink:actuate="onLoad"/></draw:frame></text:p>
      <text:p text:style-name="P21">I znajduję SQL Server Yocto. Serwerów jest więcej ale ten jest za darmo. Następnie klikam na „See more”</text:p>
      <text:p text:style-name="P21"><draw:frame draw:style-name="fr2" draw:name="grafika23" text:anchor-type="paragraph" svg:width="17cm" svg:height="10.068cm" draw:z-index="22"><draw:image xlink:href="Pictures/10000000000003DF0000024BC2792BC4.png" xlink:type="simple" xlink:show="embed" xlink:actuate="onLoad"/></draw:frame></text:p>
      <text:p text:style-name="P21"/>
      <text:p text:style-name="P21"/>
      <text:p text:style-name="P22"><text:soft-page-break/>Klikam na „INSTALL”</text:p>
      <text:p text:style-name="P21"><draw:frame draw:style-name="fr1" draw:name="grafika24" text:anchor-type="paragraph" svg:width="17cm" svg:height="10.068cm" draw:z-index="23"><draw:image xlink:href="Pictures/10000000000003DF0000024B49FE8E7D.png" xlink:type="simple" xlink:show="embed" xlink:actuate="onLoad"/></draw:frame></text:p>
      <text:p text:style-name="P23">Udało się dodać obsługę bazy danych.</text:p>
      <text:p text:style-name="P21"><draw:frame draw:style-name="fr2" draw:name="grafika25" text:anchor-type="paragraph" svg:width="17cm" svg:height="10.052cm" draw:z-index="24"><draw:image xlink:href="Pictures/10000000000003DF0000024A100CF1CA.png" xlink:type="simple" xlink:show="embed" xlink:actuate="onLoad"/></draw:frame></text:p>
      <text:p text:style-name="P24">Następnie klikam na ikonkę „SQL Server”</text:p>
      <text:p text:style-name="P24"/>
      <text:p text:style-name="P24"/>
      <text:p text:style-name="P24"/>
      <text:p text:style-name="P24"><text:soft-page-break/></text:p>
      <text:p text:style-name="P24">Klikam na „Go to SQL Server”</text:p>
      <text:p text:style-name="P24"><draw:frame draw:style-name="fr2" draw:name="grafika26" text:anchor-type="paragraph" svg:width="17cm" svg:height="10.052cm" draw:z-index="25"><draw:image xlink:href="Pictures/10000000000003DF0000024A7B5914A8.png" xlink:type="simple" xlink:show="embed" xlink:actuate="onLoad"/></draw:frame></text:p>
      <text:p text:style-name="P25">Otrzymuję wszystkie informacje by połączyć się z bazą danych.</text:p>
      <text:p text:style-name="P24"><draw:frame draw:style-name="fr2" draw:name="grafika27" text:anchor-type="paragraph" svg:width="17cm" svg:height="10.052cm" draw:z-index="26"><draw:image xlink:href="Pictures/10000000000003DF0000024A50455AF6.png" xlink:type="simple" xlink:show="embed" xlink:actuate="onLoad"/></draw:frame></text:p>
      <text:p text:style-name="P24"/>
      <text:p text:style-name="P24"/>
      <text:p text:style-name="P24"/>
      <text:p text:style-name="P24"><text:soft-page-break/></text:p>
      <text:p text:style-name="P26">W systemie uruchamiam program Microsoft SQL Server Management Studio i używam informacji logowania ze strony.</text:p>
      <text:p text:style-name="P26"><draw:frame draw:style-name="fr1" draw:name="grafika28" text:anchor-type="paragraph" svg:width="17cm" svg:height="9.647cm" draw:z-index="27"><draw:image xlink:href="Pictures/10000000000002CF00000198F5550FFD.png" xlink:type="simple" xlink:show="embed" xlink:actuate="onLoad"/></draw:frame></text:p>
      <text:p text:style-name="P27">Uruchamiam kilka kwerend by stworzyć tabele oraz wypełnić je danymi.</text:p>
      <text:p text:style-name="P27"><draw:frame draw:style-name="fr3" draw:name="grafika29" text:anchor-type="paragraph" svg:width="16.88cm" svg:height="14.129cm" draw:z-index="28"><draw:image xlink:href="Pictures/100000000000027E000002167008D047.png" xlink:type="simple" xlink:show="embed" xlink:actuate="onLoad"/></draw:frame><text:soft-page-break/></text:p>
      <text:p text:style-name="P6"><text:span text:style-name="T11">Teraz trzeba dodać obsługę tej bazy w Visual Studio. „</text:span><text:span text:style-name="T12">Add connection”</text:span></text:p>
      <text:p text:style-name="P28"><draw:frame draw:style-name="fr3" draw:name="grafika33" text:anchor-type="paragraph" svg:width="8.625cm" svg:height="5.292cm" draw:z-index="30"><draw:image xlink:href="Pictures/1000000000000146000000C826798F4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Wypełniam danymi ze strony.</text:p>
      <text:p text:style-name="P28"/>
      <text:p text:style-name="P28"><draw:frame draw:style-name="fr6" draw:name="grafika32" text:anchor-type="paragraph" svg:width="10.186cm" svg:height="15.055cm" draw:z-index="29"><draw:image xlink:href="Pictures/10000000000001810000023951E2897C.png" xlink:type="simple" xlink:show="embed" xlink:actuate="onLoad"/></draw:frame></text:p>
      <text:p text:style-name="P28"/>
      <text:p text:style-name="P28"/>
      <text:p text:style-name="P28"/>
      <text:p text:style-name="P28"><draw:frame draw:style-name="fr4" draw:name="grafika34" text:anchor-type="paragraph" svg:width="14.182cm" svg:height="12.938cm" draw:z-index="31"><draw:image xlink:href="Pictures/1000000000000218000001E9F5A073B4.png" xlink:type="simple" xlink:show="embed" xlink:actuate="onLoad"/></draw:frame><text:soft-page-break/></text:p>
      <text:p text:style-name="P28"/>
      <text:p text:style-name="P28"><draw:frame draw:style-name="fr3" draw:name="grafika35" text:anchor-type="paragraph" svg:width="14.182cm" svg:height="12.938cm" draw:z-index="32"><draw:image xlink:href="Pictures/1000000000000218000001E9E706BCE7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I oto mam utworzony Model.</text:p>
      <text:p text:style-name="P30"><draw:frame draw:style-name="fr1" draw:name="grafika30" text:anchor-type="paragraph" svg:width="17cm" svg:height="12.109cm" draw:z-index="33"><draw:image xlink:href="Pictures/10000000000003E9000002C9DA795941.png" xlink:type="simple" xlink:show="embed" xlink:actuate="onLoad"/></draw:frame><text:soft-page-break/></text:p>
      <text:p text:style-name="P28"/>
      <text:p text:style-name="P31"/>
      <text:p text:style-name="P31"/>
      <text:p text:style-name="P32">Teraz dodaję kontroler. Zanim jednak wybiorę z menu dodaj kontroler najbierw klikam „Build Solution” dzięki temu nowo utworzony Model pojawi się w liście wyboru przy dodawaniu kontrolera.</text:p>
      <text:p text:style-name="P32"><draw:frame draw:style-name="fr3" draw:name="grafika31" text:anchor-type="paragraph" svg:width="13.758cm" svg:height="9.155cm" draw:z-index="34"><draw:image xlink:href="Pictures/10000000000002080000015A441C3B57.png" xlink:type="simple" xlink:show="embed" xlink:actuate="onLoad"/></draw:frame><text:soft-page-break/></text:p>
      <text:p text:style-name="P32"/>
      <text:p text:style-name="P32"/>
      <text:p text:style-name="P33">Ten zabieg utworzył automatycznie widoki do pracy z tabelą Film.</text:p>
      <text:p text:style-name="P33"><draw:frame draw:style-name="fr2" draw:name="grafika36" text:anchor-type="paragraph" svg:width="17cm" svg:height="12.109cm" draw:z-index="35"><draw:image xlink:href="Pictures/10000000000003E9000002C97A065F3D.png" xlink:type="simple" xlink:show="embed" xlink:actuate="onLoad"/></draw:frame></text:p>
      <text:p text:style-name="P34">Po uruchomieniu i ręcznym wpisaniu ścieżki wyświetli się tabela Film.</text:p>
      <text:p text:style-name="P34"><draw:frame draw:style-name="fr1" draw:name="grafika37" text:anchor-type="paragraph" svg:width="17cm" svg:height="12.019cm" draw:z-index="36"><draw:image xlink:href="Pictures/100000000000036300000265BB3C818D.png" xlink:type="simple" xlink:show="embed" xlink:actuate="onLoad"/></draw:frame><text:soft-page-break/></text:p>
      <text:p text:style-name="P34"/>
      <text:p text:style-name="P35">Teraz czas sprawdzić czy obsługa bazy będzie działać na appharbor.</text:p>
      <text:p text:style-name="P36">Trzeba zrobić Build żeby skompilować solucję.</text:p>
      <text:p text:style-name="P36"><draw:frame draw:style-name="fr2" draw:name="grafika38" text:anchor-type="paragraph" svg:width="17cm" svg:height="9.858cm" draw:z-index="37"><draw:image xlink:href="Pictures/100000000000029D000001842C288E3B.png" xlink:type="simple" xlink:show="embed" xlink:actuate="onLoad"/></draw:frame></text:p>
      <text:p text:style-name="P36"><text:soft-page-break/></text:p>
      <text:p text:style-name="P36"/>
      <text:p text:style-name="P36"><draw:frame draw:style-name="fr1" draw:name="grafika39" text:anchor-type="paragraph" svg:width="17cm" svg:height="9.858cm" draw:z-index="38"><draw:image xlink:href="Pictures/100000000000029D0000018433898AF2.png" xlink:type="simple" xlink:show="embed" xlink:actuate="onLoad"/></draw:frame></text:p>
      <text:p text:style-name="P37">Appharbor się zaktualizował</text:p>
      <text:p text:style-name="P37"><draw:frame draw:style-name="fr2" draw:name="grafika40" text:anchor-type="paragraph" svg:width="17cm" svg:height="10.052cm" draw:z-index="39"><draw:image xlink:href="Pictures/10000000000003DF0000024A762C1B52.png" xlink:type="simple" xlink:show="embed" xlink:actuate="onLoad"/></draw:frame></text:p>
      <text:p text:style-name="P38">I strona też działa według oczekiwań.</text:p>
      <text:p text:style-name="P38"><draw:frame draw:style-name="fr2" draw:name="grafika41" text:anchor-type="paragraph" svg:width="17cm" svg:height="10.052cm" draw:z-index="40"><draw:image xlink:href="Pictures/10000000000003DF0000024A319E4236.png" xlink:type="simple" xlink:show="embed" xlink:actuate="onLoad"/></draw:frame><text:soft-page-break/></text:p>
      <text:p text:style-name="P39">Jeszcze tylko pozostaje wrzucenie na github</text:p>
      <text:p text:style-name="P39"><draw:frame draw:style-name="fr1" draw:name="grafika42" text:anchor-type="paragraph" svg:width="17cm" svg:height="9.858cm" draw:z-index="41"><draw:image xlink:href="Pictures/100000000000029D00000184D7BC3219.png" xlink:type="simple" xlink:show="embed" xlink:actuate="onLoad"/></draw:frame></text:p>
      <text:p text:style-name="P39"/>
      <text:h text:style-name="P42" text:outline-level="1"><text:span text:style-name="T1">commit: „</text:span><text:span text:style-name="T13">dodaj_README_oraz_sqle</text:span><text:span text:style-name="T1">”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3:08:36.56</meta:creation-date>
    <dc:date>2013-05-01T17:51:19.43</dc:date>
    <meta:editing-duration>PT4H17M32S</meta:editing-duration>
    <meta:editing-cycles>46</meta:editing-cycles>
    <meta:generator>LibreOffice/4.0.0.3$Windows_x86 LibreOffice_project/7545bee9c2a0782548772a21bc84a9dcc583b89</meta:generator>
    <meta:document-statistic meta:table-count="0" meta:image-count="42" meta:object-count="0" meta:page-count="26" meta:paragraph-count="47" meta:word-count="341" meta:character-count="2486" meta:non-whitespace-character-count="2190"/>
  </office:meta>
</office:document-meta>
</file>